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Základnítext3" style:master-page-name="MP0" style:family="paragraph">
      <style:paragraph-properties fo:margin-bottom="0in" fo:line-height="100%" fo:margin-right="-0.0041in" fo:background-color="transparent">
        <style:tab-stops>
          <style:tab-stop style:type="left" style:position="1.6736in"/>
        </style:tab-stops>
      </style:paragraph-properties>
    </style:style>
    <style:style style:name="T2" style:parent-style-name="Standardnípísmoodstavce" style:family="text">
      <style:text-properties style:font-name="Times New Roman" style:font-name-asian="Times New Roman" style:font-name-complex="Times New Roman" fo:font-style="italic" style:font-style-asian="italic" style:use-window-font-color="true" fo:font-size="11pt" style:font-size-asian="11pt" style:font-size-complex="11pt"/>
    </style:style>
    <style:style style:name="P3" style:parent-style-name="Normální" style:family="paragraph">
      <style:paragraph-properties fo:widows="2" fo:orphans="2" style:text-autospace="none" fo:text-align="end" fo:margin-left="4.9222in" fo:margin-right="-0.0041in" fo:text-indent="-4.9222in">
        <style:tab-stops/>
      </style:paragraph-properties>
    </style:style>
    <style:style style:name="T4" style:parent-style-name="Standardnípísmoodstavce" style:family="text">
      <style:text-properties style:font-name="Arial Narrow" style:font-name-asian="Arial Narrow" style:font-name-complex="Arial Narrow" style:use-window-font-color="true" fo:font-size="11pt" style:font-size-asian="11pt" style:font-size-complex="11pt" style:language-complex="cs" style:country-complex="CZ"/>
    </style:style>
    <style:style style:name="P5" style:parent-style-name="Normální" style:family="paragraph">
      <style:paragraph-properties fo:widows="2" fo:orphans="2" style:text-autospace="none" fo:text-align="center" fo:margin-left="4.9222in" fo:margin-right="-0.0041in" fo:text-indent="-4.9222in">
        <style:tab-stops/>
      </style:paragraph-properties>
    </style:style>
    <style:style style:name="T6" style:parent-style-name="Standardnípísmoodstavce" style:family="text">
      <style:text-properties style:font-name="Times New Roman" style:font-name-asian="Times New Roman" style:font-name-complex="Times New Roman" fo:font-style="italic" style:font-style-asian="italic" style:use-window-font-color="true" fo:font-size="11pt" style:font-size-asian="11pt" style:font-size-complex="11pt" style:language-complex="cs" style:country-complex="CZ"/>
    </style:style>
    <style:style style:name="P7" style:parent-style-name="Nadpis11" style:family="paragraph">
      <style:paragraph-properties fo:keep-with-next="always" fo:keep-together="always" fo:margin-top="0in" fo:line-height="100%" fo:margin-right="-0.0041in" fo:background-color="transparent"/>
    </style:style>
    <style:style style:name="P8" style:parent-style-name="Nadpis11" style:family="paragraph">
      <style:paragraph-properties fo:keep-with-next="always" fo:keep-together="always" fo:margin-top="0in" fo:line-height="100%" fo:margin-right="-0.0041in" fo:background-color="transparent"/>
    </style:style>
    <style:style style:name="T9" style:parent-style-name="Nadpis10" style:family="text">
      <style:text-properties fo:font-weight="bold" style:font-weight-asian="bold" style:use-window-font-color="true" fo:font-size="16pt" style:font-size-asian="16pt" style:font-size-complex="16pt" fo:language="cs" fo:country="CZ" style:language-complex="cs" style:country-complex="CZ"/>
    </style:style>
    <style:style style:name="P10" style:parent-style-name="Normální" style:family="paragraph">
      <style:paragraph-properties fo:text-align="center" fo:margin-top="0.0493in" fo:margin-bottom="0.0493in" fo:line-height="0.1666in" fo:margin-right="-0.0041in"/>
    </style:style>
    <style:style style:name="T11" style:parent-style-name="Nadpis2" style:family="text">
      <style:text-properties style:font-name-asian="Courier New" style:use-window-font-color="true" fo:language="cs" fo:country="CZ" style:language-complex="cs" style:country-complex="CZ"/>
    </style:style>
    <style:style style:name="P12" style:parent-style-name="Normální" style:family="paragraph">
      <style:paragraph-properties fo:text-align="center" fo:margin-top="0.0493in" fo:margin-bottom="0.0493in" fo:line-height="0.1666in" fo:margin-right="-0.0041in"/>
      <style:text-properties style:use-window-font-color="true" fo:font-size="9.5pt" style:font-size-asian="9.5pt" style:font-size-complex="9.5pt"/>
    </style:style>
    <style:style style:name="P13" style:parent-style-name="Normální" style:family="paragraph">
      <style:paragraph-properties fo:line-height="0.1479in" fo:margin-right="-0.0041in">
        <style:tab-stops>
          <style:tab-stop style:type="left" style:position="3.8395in"/>
        </style:tab-stops>
      </style:paragraph-properties>
    </style:style>
    <style:style style:name="T14" style:parent-style-name="Základnítext4" style:family="text">
      <style:text-properties style:font-name-asian="Courier New" style:use-window-font-color="true" style:text-underline-type="single" style:text-underline-style="solid" style:text-underline-width="auto" style:text-underline-mode="continuous" fo:language="cs" fo:country="CZ" style:language-complex="cs" style:country-complex="CZ"/>
    </style:style>
    <style:style style:name="T15" style:parent-style-name="Základnítext4" style:family="text">
      <style:text-properties style:font-name-asian="Courier New" style:use-window-font-color="true" style:text-underline-type="single" style:text-underline-style="solid" style:text-underline-width="auto" style:text-underline-mode="continuous" fo:language="cs" fo:country="CZ" style:language-complex="cs" style:country-complex="CZ"/>
    </style:style>
    <style:style style:name="P16" style:parent-style-name="Základnítext50" style:family="paragraph">
      <style:paragraph-properties fo:text-align="start" fo:margin-bottom="0in" fo:line-height="100%" fo:margin-right="-0.0041in" fo:background-color="transparent">
        <style:tab-stops>
          <style:tab-stop style:type="left" style:position="0.6895in"/>
          <style:tab-stop style:type="left" style:position="5.3159in"/>
        </style:tab-stops>
      </style:paragraph-properties>
    </style:style>
    <style:style style:name="P17" style:parent-style-name="Základnítext50" style:family="paragraph">
      <style:paragraph-properties fo:text-align="start" fo:margin-bottom="0in" fo:line-height="100%" fo:margin-right="-0.0041in" fo:background-color="transparent"/>
    </style:style>
    <style:style style:name="T18" style:parent-style-name="Základnítext5" style:family="text">
      <style:text-properties style:use-window-font-color="true" fo:font-size="11pt" style:font-size-asian="11pt" style:font-size-complex="11pt" style:text-underline-type="single" style:text-underline-style="solid" style:text-underline-width="auto" style:text-underline-mode="continuous" fo:language="cs" fo:country="CZ" style:language-complex="cs" style:country-complex="CZ"/>
    </style:style>
    <style:style style:name="T19" style:parent-style-name="Základnítext5" style:family="text">
      <style:text-properties style:font-name="Courier New" style:font-name-asian="Courier New" style:font-name-complex="Courier New" style:use-window-font-color="true" fo:font-size="11pt" style:font-size-asian="11pt" style:font-size-complex="11pt" style:text-underline-type="single" style:text-underline-style="solid" style:text-underline-width="auto" style:text-underline-mode="continuous" fo:language="cs" fo:country="CZ" style:language-complex="cs" style:country-complex="CZ"/>
    </style:style>
    <style:style style:name="T20"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1"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2"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3"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4"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5" style:parent-style-name="Základnítext5" style:family="text">
      <style:text-properties fo:font-weight="bold" style:font-weight-asian="bold" style:use-window-font-color="true" fo:font-size="11pt" style:font-size-asian="11pt" style:font-size-complex="11pt" fo:language="cs" fo:country="CZ" style:language-complex="cs" style:country-complex="CZ"/>
    </style:style>
    <style:style style:name="T26" style:parent-style-name="Základnítext5" style:family="text">
      <style:text-properties style:use-window-font-color="true" fo:font-size="11pt" style:font-size-asian="11pt" style:font-size-complex="11pt" fo:language="cs" fo:country="CZ" style:language-complex="cs" style:country-complex="CZ"/>
    </style:style>
    <style:style style:name="T27" style:parent-style-name="Základnítext5" style:family="text">
      <style:text-properties style:use-window-font-color="true" fo:font-size="11pt" style:font-size-asian="11pt" style:font-size-complex="11pt" style:text-underline-type="single" style:text-underline-style="solid" style:text-underline-width="auto" style:text-underline-mode="continuous" fo:language="cs" fo:country="CZ" style:language-complex="cs" style:country-complex="CZ"/>
    </style:style>
    <style:style style:name="T28" style:parent-style-name="Základnítext5" style:family="text">
      <style:text-properties style:use-window-font-color="true" fo:font-size="11pt" style:font-size-asian="11pt" style:font-size-complex="11pt" style:text-underline-type="single" style:text-underline-style="solid" style:text-underline-width="auto" style:text-underline-mode="continuous" fo:language="cs" fo:country="CZ" style:language-complex="cs" style:country-complex="CZ"/>
    </style:style>
    <style:style style:name="T29" style:parent-style-name="Základnítext5" style:family="text">
      <style:text-properties style:use-window-font-color="true" fo:font-size="11pt" style:font-size-asian="11pt" style:font-size-complex="11pt" style:text-underline-type="single" style:text-underline-style="solid" style:text-underline-width="auto" style:text-underline-mode="continuous" fo:language="cs" fo:country="CZ" style:language-complex="cs" style:country-complex="CZ"/>
    </style:style>
    <style:style style:name="P30" style:parent-style-name="Titulekobrázku" style:family="paragraph">
      <style:paragraph-properties fo:margin-right="-0.0041in" fo:background-color="transparent"/>
      <style:text-properties style:use-window-font-color="true"/>
    </style:style>
    <style:style style:name="P31" style:parent-style-name="Titulekobrázku" style:family="paragraph">
      <style:paragraph-properties fo:margin-right="-0.0041in" fo:background-color="transparent"/>
    </style:style>
    <style:style style:name="T32" style:parent-style-name="Standardnípísmoodstavce" style:family="text">
      <style:text-properties style:use-window-font-color="true" style:language-complex="cs" style:country-complex="CZ"/>
    </style:style>
    <style:style style:name="P33" style:parent-style-name="Titulekobrázku" style:family="paragraph">
      <style:paragraph-properties fo:line-height="200%" fo:margin-right="-0.0041in" fo:background-color="transparent"/>
      <style:text-properties style:use-window-font-color="true"/>
    </style:style>
    <style:style style:name="P34" style:parent-style-name="Základnítext22" style:family="paragraph">
      <style:paragraph-properties fo:margin-top="0in" fo:line-height="200%" fo:margin-right="-0.0041in" fo:background-color="transparent">
        <style:tab-stops>
          <style:tab-stop style:type="left" style:position="5.5319in"/>
        </style:tab-stops>
      </style:paragraph-properties>
      <style:text-properties style:use-window-font-color="true"/>
    </style:style>
    <style:style style:name="P35" style:parent-style-name="Základnítext22" style:family="paragraph">
      <style:paragraph-properties fo:text-align="center" fo:margin-top="0in" fo:margin-right="-0.0041in" fo:background-color="transparent">
        <style:tab-stops>
          <style:tab-stop style:type="left" style:position="5.5319in"/>
        </style:tab-stops>
      </style:paragraph-properties>
    </style:style>
    <style:style style:name="T36" style:parent-style-name="Standardnípísmoodstavce" style:family="text">
      <style:text-properties style:use-window-font-color="true" fo:font-size="13pt" style:font-size-asian="13pt" style:font-size-complex="13pt" style:language-complex="cs" style:country-complex="CZ"/>
    </style:style>
    <style:style style:name="P37" style:parent-style-name="Základnítext22" style:family="paragraph">
      <style:paragraph-properties fo:text-align="center" fo:margin-top="0in" fo:margin-right="-0.0041in" fo:background-color="transparent">
        <style:tab-stops>
          <style:tab-stop style:type="left" style:position="5.5319in"/>
        </style:tab-stops>
      </style:paragraph-properties>
      <style:text-properties style:use-window-font-color="true" fo:font-size="13pt" style:font-size-asian="13pt" style:font-size-complex="13pt"/>
    </style:style>
    <style:style style:name="P38" style:parent-style-name="Základnítext22" style:family="paragraph">
      <style:paragraph-properties fo:margin-top="0in" fo:line-height="0.2236in" fo:margin-right="-0.0041in" fo:text-indent="0.4861in" fo:background-color="transparent"/>
    </style:style>
    <style:style style:name="T39" style:parent-style-name="Standardnípísmoodstavce" style:family="text">
      <style:text-properties style:use-window-font-color="true" fo:font-size="13pt" style:font-size-asian="13pt" style:font-size-complex="13pt" style:language-complex="cs" style:country-complex="CZ"/>
    </style:style>
    <style:style style:name="P40" style:parent-style-name="Základnítext22" style:family="paragraph">
      <style:paragraph-properties fo:margin-top="0in" fo:line-height="0.2236in" fo:margin-right="-0.0041in" fo:text-indent="0.4861in" fo:background-color="transparent"/>
    </style:style>
    <style:style style:name="T41" style:parent-style-name="Standardnípísmoodstavce" style:family="text">
      <style:text-properties style:use-window-font-color="true" fo:font-size="13pt" style:font-size-asian="13pt" style:font-size-complex="13pt" style:language-complex="cs" style:country-complex="CZ"/>
    </style:style>
    <style:style style:name="P42" style:parent-style-name="Základnítext22" style:family="paragraph">
      <style:paragraph-properties fo:margin-top="0in" fo:line-height="0.2236in" fo:margin-right="-0.0041in" fo:text-indent="0.4861in" fo:background-color="transparent"/>
    </style:style>
    <style:style style:name="T43" style:parent-style-name="Standardnípísmoodstavce" style:family="text">
      <style:text-properties style:use-window-font-color="true" fo:font-size="13pt" style:font-size-asian="13pt" style:font-size-complex="13pt" style:language-complex="cs" style:country-complex="CZ"/>
    </style:style>
    <style:style style:name="P44" style:parent-style-name="Základnítext22" style:family="paragraph">
      <style:paragraph-properties fo:margin-top="0in" fo:line-height="0.2236in" fo:margin-right="-0.0041in" fo:text-indent="0.4861in" fo:background-color="transparent"/>
    </style:style>
    <style:style style:name="T45" style:parent-style-name="Standardnípísmoodstavce" style:family="text">
      <style:text-properties style:use-window-font-color="true" fo:font-size="13pt" style:font-size-asian="13pt" style:font-size-complex="13pt" style:language-complex="cs" style:country-complex="CZ"/>
    </style:style>
    <style:style style:name="P46" style:parent-style-name="Základnítext22" style:family="paragraph">
      <style:paragraph-properties fo:margin-top="0in" fo:line-height="100%" fo:margin-right="-0.0041in" fo:text-indent="0.4861in" fo:background-color="transparent"/>
    </style:style>
    <style:style style:name="T47" style:parent-style-name="Standardnípísmoodstavce" style:family="text">
      <style:text-properties style:use-window-font-color="true" fo:font-size="13pt" style:font-size-asian="13pt" style:font-size-complex="13pt" style:language-complex="cs" style:country-complex="CZ"/>
    </style:style>
    <style:style style:name="P48" style:parent-style-name="Základnítext22" style:family="paragraph">
      <style:paragraph-properties fo:margin-top="0in" fo:line-height="100%" fo:margin-right="-0.0041in" fo:text-indent="0.4861in" fo:background-color="transparent"/>
      <style:text-properties style:use-window-font-color="true"/>
    </style:style>
    <style:style style:name="P49" style:parent-style-name="Základnítext22" style:family="paragraph">
      <style:paragraph-properties fo:margin-top="0in" fo:line-height="100%" fo:margin-right="-0.0041in" fo:background-color="transparent"/>
    </style:style>
    <style:style style:name="T50" style:parent-style-name="Standardnípísmoodstavce" style:family="text">
      <style:text-properties style:use-window-font-color="true" fo:font-size="11pt" style:font-size-asian="11pt" style:font-size-complex="11pt" style:language-complex="cs" style:country-complex="CZ"/>
    </style:style>
    <style:style style:name="P51" style:parent-style-name="Základnítext22" style:family="paragraph">
      <style:paragraph-properties fo:margin-top="0in" fo:line-height="100%" fo:margin-right="-0.0041in" fo:background-color="transparent"/>
    </style:style>
    <style:style style:name="T52" style:parent-style-name="Standardnípísmoodstavce" style:family="text">
      <style:text-properties style:use-window-font-color="true" fo:font-size="11pt" style:font-size-asian="11pt" style:font-size-complex="11pt" style:language-complex="cs" style:country-complex="CZ"/>
    </style:style>
    <style:style style:name="P53" style:parent-style-name="Základnítext22" style:family="paragraph">
      <style:paragraph-properties fo:text-align="start" fo:margin-top="0in" fo:margin-right="-0.0041in" fo:background-color="transparent"/>
      <style:text-properties style:use-window-font-color="true" fo:font-size="11pt" style:font-size-asian="11pt" style:font-size-complex="11pt"/>
    </style:style>
    <style:style style:name="P54" style:parent-style-name="Základnítext22" style:family="paragraph">
      <style:paragraph-properties fo:text-align="start" fo:margin-top="0in" fo:margin-right="-0.0041in" fo:background-color="transparent"/>
    </style:style>
    <style:style style:name="T55" style:parent-style-name="Standardnípísmoodstavce" style:family="text">
      <style:text-properties style:use-window-font-color="true" fo:font-size="11pt" style:font-size-asian="11pt" style:font-size-complex="11pt" style:language-complex="cs" style:country-complex="CZ"/>
    </style:style>
    <style:style style:name="P56" style:parent-style-name="Základnítext22" style:family="paragraph">
      <style:paragraph-properties fo:text-align="start" fo:margin-top="0in" fo:margin-right="-0.0041in" fo:background-color="transparent"/>
    </style:style>
    <style:style style:name="T57" style:parent-style-name="Standardnípísmoodstavce" style:family="text">
      <style:text-properties style:use-window-font-color="true" fo:font-size="13pt" style:font-size-asian="13pt" style:font-size-complex="13pt" style:language-complex="cs" style:country-complex="CZ"/>
    </style:style>
    <style:style style:name="P58" style:parent-style-name="Základnítext8" style:family="paragraph">
      <style:paragraph-properties fo:break-before="page" fo:margin-bottom="0.5833in" fo:line-height="300%" fo:margin-right="-0.0041in" fo:background-color="transparent"/>
      <style:text-properties style:use-window-font-color="true"/>
    </style:style>
    <style:style style:name="P59" style:parent-style-name="Základnítext8" style:family="paragraph">
      <style:paragraph-properties fo:margin-bottom="0.5833in" fo:line-height="100%" fo:margin-right="-0.0041in" fo:background-color="transparent"/>
      <style:text-properties style:use-window-font-color="true"/>
    </style:style>
    <style:style style:name="P60"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1"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2"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3"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4"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5"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6"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7" style:parent-style-name="Základnítext8" style:family="paragraph">
      <style:paragraph-properties fo:margin-bottom="0.5833in" fo:line-height="100%" fo:margin-right="-0.0041in" fo:background-color="transparent"/>
      <style:text-properties style:use-window-font-color="true" fo:font-size="16pt" style:font-size-asian="16pt" style:font-size-complex="16pt"/>
    </style:style>
    <style:style style:name="P68" style:parent-style-name="Základnítext8" style:family="paragraph">
      <style:paragraph-properties fo:margin-bottom="0.5833in" fo:line-height="100%" fo:margin-right="-0.0041in" fo:background-color="transparent"/>
    </style:style>
    <style:style style:name="T69" style:parent-style-name="Standardnípísmoodstavce" style:family="text">
      <style:text-properties style:use-window-font-color="true" fo:font-size="16pt" style:font-size-asian="16pt" style:font-size-complex="16pt"/>
    </style:style>
    <style:style style:name="S1" style:family="section">
      <style:section-properties fo:margin-left="0in" fo:margin-right="0in" style:writing-mode="lr-tb"/>
    </style:style>
    <style:style style:name="P70" style:parent-style-name="Základnítext22" style:family="paragraph">
      <style:paragraph-properties fo:break-before="page" fo:margin-top="0in" fo:line-height="0.2236in" fo:margin-right="-0.0041in" fo:text-indent="0.5277in" fo:background-color="transparent"/>
    </style:style>
    <style:style style:name="T71" style:parent-style-name="Základnítext2" style:family="text">
      <style:text-properties style:use-window-font-color="true" fo:font-size="13pt" style:font-size-asian="13pt" style:font-size-complex="13pt" fo:language="cs" fo:country="CZ" style:language-complex="cs" style:country-complex="CZ"/>
    </style:style>
    <style:style style:name="P72" style:parent-style-name="Základnítext22" style:family="paragraph">
      <style:paragraph-properties fo:margin-top="0in" fo:line-height="0.2236in" fo:margin-right="-0.0041in" fo:text-indent="0.5277in" fo:background-color="transparent"/>
    </style:style>
    <style:style style:name="T73" style:parent-style-name="Základnítext2" style:family="text">
      <style:text-properties style:use-window-font-color="true" fo:font-size="13pt" style:font-size-asian="13pt" style:font-size-complex="13pt" fo:language="cs" fo:country="CZ" style:language-complex="cs" style:country-complex="CZ"/>
    </style:style>
    <style:style style:name="P74" style:parent-style-name="Základnítext22" style:family="paragraph">
      <style:paragraph-properties fo:margin-top="0in" fo:line-height="0.2236in" fo:margin-right="-0.0041in" fo:text-indent="0.5277in" fo:background-color="transparent"/>
    </style:style>
    <style:style style:name="T75" style:parent-style-name="Základnítext2" style:family="text">
      <style:text-properties style:use-window-font-color="true" fo:font-size="13pt" style:font-size-asian="13pt" style:font-size-complex="13pt" fo:language="cs" fo:country="CZ" style:language-complex="cs" style:country-complex="CZ"/>
    </style:style>
    <style:style style:name="T76" style:parent-style-name="Základnítext2" style:family="text">
      <style:text-properties style:use-window-font-color="true" fo:font-size="13pt" style:font-size-asian="13pt" style:font-size-complex="13pt" fo:language="cs" fo:country="CZ" style:language-complex="cs" style:country-complex="CZ"/>
    </style:style>
    <style:style style:name="T77" style:parent-style-name="Základnítext2" style:family="text">
      <style:text-properties style:use-window-font-color="true" fo:font-size="13pt" style:font-size-asian="13pt" style:font-size-complex="13pt" fo:language="cs" fo:country="CZ" style:language-complex="cs" style:country-complex="CZ"/>
    </style:style>
    <style:style style:name="P78" style:parent-style-name="Základnítext22" style:family="paragraph">
      <style:paragraph-properties fo:margin-top="0in" fo:line-height="0.2236in" fo:margin-right="-0.0041in" fo:text-indent="0.5277in" fo:background-color="transparent"/>
    </style:style>
    <style:style style:name="T79" style:parent-style-name="Základnítext2" style:family="text">
      <style:text-properties style:use-window-font-color="true" fo:font-size="13pt" style:font-size-asian="13pt" style:font-size-complex="13pt" fo:language="cs" fo:country="CZ" style:language-complex="cs" style:country-complex="CZ"/>
    </style:style>
    <style:style style:name="P80" style:parent-style-name="Základnítext22" style:family="paragraph">
      <style:paragraph-properties fo:margin-top="0in" fo:line-height="0.2236in" fo:margin-right="-0.0041in" fo:text-indent="0.5277in" fo:background-color="transparent"/>
    </style:style>
    <style:style style:name="T81" style:parent-style-name="Základnítext2" style:family="text">
      <style:text-properties style:use-window-font-color="true" fo:font-size="13pt" style:font-size-asian="13pt" style:font-size-complex="13pt" fo:language="cs" fo:country="CZ" style:language-complex="cs" style:country-complex="CZ"/>
    </style:style>
    <style:style style:name="P82" style:parent-style-name="Základnítext22" style:family="paragraph">
      <style:paragraph-properties fo:margin-top="0in" fo:line-height="0.2236in" fo:margin-right="-0.0041in" fo:text-indent="0.5277in" fo:background-color="transparent"/>
    </style:style>
    <style:style style:name="T83" style:parent-style-name="Základnítext2" style:family="text">
      <style:text-properties style:use-window-font-color="true" fo:font-size="13pt" style:font-size-asian="13pt" style:font-size-complex="13pt" fo:language="cs" fo:country="CZ" style:language-complex="cs" style:country-complex="CZ"/>
    </style:style>
    <style:style style:name="T84" style:parent-style-name="Standardnípísmoodstavce" style:family="text">
      <style:text-properties style:use-window-font-color="true" fo:font-size="13pt" style:font-size-asian="13pt" style:font-size-complex="13pt" style:language-complex="cs" style:country-complex="CZ"/>
    </style:style>
    <style:style style:name="T85" style:parent-style-name="Základnítext2" style:family="text">
      <style:text-properties style:use-window-font-color="true" fo:font-size="13pt" style:font-size-asian="13pt" style:font-size-complex="13pt" fo:language="cs" fo:country="CZ" style:language-complex="cs" style:country-complex="CZ"/>
    </style:style>
    <style:style style:name="T86" style:parent-style-name="Základnítext2Exact" style:family="text">
      <style:text-properties style:language-complex="cs" style:country-complex="CZ"/>
    </style:style>
    <style:style style:name="P87" style:parent-style-name="Základnítext22" style:family="paragraph">
      <style:paragraph-properties fo:margin-top="0in" fo:line-height="0.2201in" fo:margin-right="-0.0041in" fo:text-indent="0.4916in" fo:background-color="transparent"/>
    </style:style>
    <style:style style:name="T88" style:parent-style-name="Standardnípísmoodstavce" style:family="text">
      <style:text-properties style:use-window-font-color="true" fo:font-size="13pt" style:font-size-asian="13pt" style:font-size-complex="13pt" style:language-complex="cs" style:country-complex="CZ"/>
    </style:style>
    <style:style style:name="P89" style:parent-style-name="Základnítext22" style:family="paragraph">
      <style:paragraph-properties fo:margin-top="0in" fo:line-height="0.2201in" fo:margin-right="-0.0041in" fo:text-indent="0.5138in" fo:background-color="transparent"/>
    </style:style>
    <style:style style:name="T90" style:parent-style-name="Standardnípísmoodstavce" style:family="text">
      <style:text-properties style:use-window-font-color="true" fo:font-size="13pt" style:font-size-asian="13pt" style:font-size-complex="13pt" style:language-complex="cs" style:country-complex="CZ"/>
    </style:style>
    <style:style style:name="T91" style:parent-style-name="Standardnípísmoodstavce" style:family="text">
      <style:text-properties style:use-window-font-color="true" fo:font-size="13pt" style:font-size-asian="13pt" style:font-size-complex="13pt" style:language-complex="cs" style:country-complex="CZ"/>
    </style:style>
    <style:style style:name="P92" style:parent-style-name="Základnítext22" style:family="paragraph">
      <style:paragraph-properties fo:margin-top="0in" fo:line-height="0.2201in" fo:margin-right="-0.0041in" fo:text-indent="0.5138in" fo:background-color="transparent"/>
    </style:style>
    <style:style style:name="T93" style:parent-style-name="Standardnípísmoodstavce" style:family="text">
      <style:text-properties style:use-window-font-color="true" fo:font-size="13pt" style:font-size-asian="13pt" style:font-size-complex="13pt" style:language-complex="cs" style:country-complex="CZ"/>
    </style:style>
    <style:style style:name="P94" style:parent-style-name="Základnítext22" style:family="paragraph">
      <style:paragraph-properties fo:margin-top="0in" fo:line-height="0.2166in" fo:margin-right="-0.0041in" fo:text-indent="0.5138in" fo:background-color="transparent"/>
    </style:style>
    <style:style style:name="T95" style:parent-style-name="Standardnípísmoodstavce" style:family="text">
      <style:text-properties style:use-window-font-color="true" fo:font-size="13pt" style:font-size-asian="13pt" style:font-size-complex="13pt" style:language-complex="cs" style:country-complex="CZ"/>
    </style:style>
    <style:style style:name="P96" style:parent-style-name="Základnítext22" style:family="paragraph">
      <style:paragraph-properties fo:margin-top="0in" fo:line-height="0.2236in" fo:margin-right="-0.0041in" fo:text-indent="0.5138in" fo:background-color="transparent"/>
    </style:style>
    <style:style style:name="T97" style:parent-style-name="Standardnípísmoodstavce" style:family="text">
      <style:text-properties style:use-window-font-color="true" fo:font-size="13pt" style:font-size-asian="13pt" style:font-size-complex="13pt" style:language-complex="cs" style:country-complex="CZ"/>
    </style:style>
    <style:style style:name="P98" style:parent-style-name="Základnítext22" style:family="paragraph">
      <style:paragraph-properties fo:margin-top="0in" fo:line-height="0.2236in" fo:margin-right="-0.0041in" fo:text-indent="0.5138in" fo:background-color="transparent"/>
    </style:style>
    <style:style style:name="T99" style:parent-style-name="Standardnípísmoodstavce" style:family="text">
      <style:text-properties style:use-window-font-color="true" fo:font-size="13pt" style:font-size-asian="13pt" style:font-size-complex="13pt" style:language-complex="cs" style:country-complex="CZ"/>
    </style:style>
    <style:style style:name="P100" style:parent-style-name="Základnítext22" style:family="paragraph">
      <style:paragraph-properties fo:margin-top="0in" fo:line-height="0.2236in" fo:margin-right="-0.0041in" fo:text-indent="0.5138in" fo:background-color="transparent"/>
    </style:style>
    <style:style style:name="T101" style:parent-style-name="Standardnípísmoodstavce" style:family="text">
      <style:text-properties style:use-window-font-color="true" fo:font-size="13pt" style:font-size-asian="13pt" style:font-size-complex="13pt" style:language-complex="cs" style:country-complex="CZ"/>
    </style:style>
    <style:style style:name="P102" style:parent-style-name="Základnítext22" style:family="paragraph">
      <style:paragraph-properties fo:margin-top="0in" fo:line-height="0.2236in" fo:margin-right="-0.0041in" fo:text-indent="0.4916in" fo:background-color="transparent"/>
    </style:style>
    <style:style style:name="T103" style:parent-style-name="Standardnípísmoodstavce" style:family="text">
      <style:text-properties style:use-window-font-color="true" fo:font-size="13pt" style:font-size-asian="13pt" style:font-size-complex="13pt" style:language-complex="cs" style:country-complex="CZ"/>
    </style:style>
    <style:style style:name="T104" style:parent-style-name="Standardnípísmoodstavce" style:family="text">
      <style:text-properties style:use-window-font-color="true" style:language-complex="cs" style:country-complex="CZ"/>
    </style:style>
    <style:style style:name="T105" style:parent-style-name="Standardnípísmoodstavce" style:family="text">
      <style:text-properties style:use-window-font-color="true" fo:font-size="13pt" style:font-size-asian="13pt" style:font-size-complex="13pt" style:language-complex="cs" style:country-complex="CZ"/>
    </style:style>
    <style:style style:name="P106" style:parent-style-name="Normální" style:family="paragraph">
      <style:text-properties style:font-name="Times New Roman" style:font-name-asian="Times New Roman" style:font-name-complex="Times New Roman" fo:font-style="italic" style:font-style-asian="italic" style:font-style-complex="italic" style:use-window-font-color="true" fo:font-size="13pt" style:font-size-asian="13pt" style:font-size-complex="13pt"/>
    </style:style>
    <style:style style:name="P107" style:parent-style-name="Normální" style:family="paragraph">
      <style:text-properties style:font-name="Times New Roman" style:font-name-asian="Times New Roman" style:font-name-complex="Times New Roman" fo:font-style="italic" style:font-style-asian="italic" style:font-style-complex="italic" style:use-window-font-color="true" fo:font-size="13pt" style:font-size-asian="13pt" style:font-size-complex="13pt"/>
    </style:style>
    <style:style style:name="P108" style:parent-style-name="Normální" style:family="paragraph">
      <style:paragraph-properties fo:text-indent="3.6423in"/>
    </style:style>
    <style:style style:name="T109" style:parent-style-name="Standardnípísmoodstavce" style:family="text">
      <style:text-properties style:font-name="Times New Roman" style:font-name-asian="Times New Roman" style:font-name-complex="Times New Roman" fo:font-style="italic" style:font-style-asian="italic" style:use-window-font-color="true" fo:font-size="13pt" style:font-size-asian="13pt" style:font-size-complex="13pt" style:language-complex="cs" style:country-complex="CZ"/>
    </style:style>
    <style:style style:name="P110" style:parent-style-name="Normální" style:family="paragraph">
      <style:paragraph-properties fo:text-indent="3.6423in"/>
      <style:text-properties style:font-name="Times New Roman" style:font-name-complex="Times New Roman" fo:font-style="italic" style:font-style-asian="italic" style:use-window-font-color="true" fo:font-size="11pt" style:font-size-asian="11pt" style:font-size-complex="11pt"/>
    </style:style>
    <style:style style:name="P111" style:parent-style-name="Normální" style:family="paragraph">
      <style:paragraph-properties fo:text-indent="3.6423in"/>
    </style:style>
    <style:style style:name="T112" style:parent-style-name="Standardnípísmoodstavce" style:family="text">
      <style:text-properties style:font-name="Times New Roman" style:font-name-asian="Times New Roman" style:font-name-complex="Times New Roman" fo:font-style="italic" style:font-style-asian="italic" style:use-window-font-color="true" fo:font-size="11pt" style:font-size-asian="11pt" style:font-size-complex="11pt" style:language-complex="cs" style:country-complex="CZ"/>
    </style:style>
    <style:style style:name="P113" style:parent-style-name="Základnítext22" style:family="paragraph">
      <style:paragraph-properties fo:text-align="end" fo:margin-top="0in" fo:margin-right="-0.0041in" fo:background-color="transparent"/>
    </style:style>
    <style:style style:name="T114" style:parent-style-name="Standardnípísmoodstavce" style:family="text">
      <style:text-properties style:use-window-font-color="true" fo:font-size="12pt" style:font-size-asian="12pt" style:font-size-complex="12pt" style:language-complex="cs" style:country-complex="CZ"/>
    </style:style>
    <style:style style:name="S2" style:family="section">
      <style:section-properties fo:margin-left="0in" fo:margin-right="0in" style:writing-mode="lr-tb"/>
    </style:style>
    <style:style style:name="P115" style:parent-style-name="Základnítext110" style:family="paragraph">
      <style:paragraph-properties fo:break-before="page" fo:margin-bottom="0.5833in" fo:line-height="300%" fo:margin-right="-0.0041in" fo:background-color="transparent"/>
    </style:style>
    <style:style style:name="P116" style:parent-style-name="Základnítext110" style:family="paragraph">
      <style:paragraph-properties fo:margin-bottom="0.5833in" fo:line-height="300%" fo:margin-right="-0.0041in" fo:background-color="transparent"/>
    </style:style>
    <style:style style:name="P117" style:parent-style-name="Základnítext110" style:family="paragraph">
      <style:paragraph-properties fo:margin-bottom="0.5833in" fo:line-height="300%" fo:margin-right="-0.0041in" fo:background-color="transparent"/>
    </style:style>
    <style:style style:name="P118" style:parent-style-name="Základnítext110" style:family="paragraph">
      <style:paragraph-properties fo:margin-bottom="0.5833in" fo:line-height="300%" fo:margin-right="-0.0041in" fo:background-color="transparent"/>
    </style:style>
    <style:style style:name="P119" style:parent-style-name="Základnítext110" style:family="paragraph">
      <style:paragraph-properties fo:margin-bottom="0.5833in" fo:line-height="300%" fo:margin-right="-0.0041in" fo:background-color="transparent"/>
    </style:style>
    <style:style style:name="P120" style:parent-style-name="Základnítext110" style:family="paragraph">
      <style:paragraph-properties fo:margin-bottom="0.5833in" fo:line-height="300%" fo:margin-right="-0.0041in" fo:background-color="transparent"/>
    </style:style>
    <style:style style:name="P121" style:parent-style-name="Základnítext110" style:family="paragraph">
      <style:paragraph-properties fo:margin-bottom="0.5833in" fo:line-height="300%" fo:margin-right="-0.0041in" fo:background-color="transparent"/>
    </style:style>
    <style:style style:name="P122" style:parent-style-name="Základnítext110" style:family="paragraph">
      <style:paragraph-properties fo:margin-bottom="0.5833in" fo:line-height="300%" fo:margin-right="-0.0041in" fo:background-color="transparent"/>
    </style:style>
    <style:style style:name="P123" style:parent-style-name="Základnítext110" style:family="paragraph">
      <style:paragraph-properties fo:line-height="100%" fo:margin-right="-0.0041in" fo:background-color="transparent"/>
    </style:style>
    <style:style style:name="T124" style:parent-style-name="Základnítext11" style:family="text">
      <style:text-properties style:use-window-font-color="true" fo:language="cs" fo:country="CZ" style:language-complex="cs" style:country-complex="CZ"/>
    </style:style>
    <style:style style:name="T125" style:parent-style-name="Standardnípísmoodstavce" style:family="text">
      <style:text-properties style:use-window-font-color="true" style:language-complex="cs" style:country-complex="CZ"/>
    </style:style>
    <style:style style:name="P126" style:parent-style-name="Základnítext110" style:family="paragraph">
      <style:paragraph-properties fo:line-height="100%" fo:margin-right="-0.0041in" fo:background-color="transparent"/>
    </style:style>
    <style:style style:name="T127" style:parent-style-name="Základnítext11" style:family="text">
      <style:text-properties style:use-window-font-color="true" fo:language="cs" fo:country="CZ" style:language-complex="cs" style:country-complex="CZ"/>
    </style:style>
    <style:style style:name="P128" style:parent-style-name="Základnítext110" style:family="paragraph">
      <style:paragraph-properties fo:line-height="100%" fo:margin-right="-0.0041in" fo:background-color="transparent"/>
    </style:style>
    <style:style style:name="T129" style:parent-style-name="Základnítext11" style:family="text">
      <style:text-properties style:use-window-font-color="true" fo:font-size="1pt" style:font-size-asian="1pt" style:font-size-complex="1pt" fo:language="cs" fo:country="CZ" style:language-complex="cs" style:country-complex="CZ"/>
    </style:style>
  </office:automatic-styles>
  <office:body>
    <office:text text:use-soft-page-breaks="true">
      <text:p text:style-name="P1"><text:span text:style-name="T2">Čárový kód</text:span></text:p>
      <text:p text:style-name="P3"><text:span text:style-name="T4">KVOPP00E5HCL</text:span></text:p>
      <text:p text:style-name="P5"><text:span text:style-name="T6">Státní znak Ruské federace</text:span></text:p>
      <text:p text:style-name="P7"><text:bookmark-start text:name="bookmark0"/></text:p>
      <text:p text:style-name="P8"><text:span text:style-name="T9">VEŘEJNÝ</text:span><text:bookmark-end text:name="bookmark0"/></text:p>
      <text:p text:style-name="P10"><text:bookmark-start text:name="bookmark1"/><text:span text:style-name="T11">OCHRÁNCE PRÁV RUSKÉ FEDERACE</text:span><text:bookmark-end text:name="bookmark1"/></text:p>
      <text:p text:style-name="P12"/>
      <text:p text:style-name="P13"><text:span text:style-name="T14">ul. Mjasnickaja 47, Moskva, 101000</text:span><text:span text:style-name="T15"><text:tab/>tel. (495) 607-19-22, fax (495) 607-39-77</text:span></text:p>
      <text:p text:style-name="P16"/>
      <text:p text:style-name="P17"><text:span text:style-name="T18"><text:tab/></text:span><text:span text:style-name="T19">14. BŘEZNA 2019<text:s/></text:span><text:span text:style-name="T20"><text:s/></text:span><text:span text:style-name="T21"><text:tab/></text:span><text:span text:style-name="T22"><text:tab/></text:span><text:span text:style-name="T23"><text:tab/></text:span><text:span text:style-name="T24"><text:tab/></text:span><text:span text:style-name="T25"><text:tab/></text:span><text:span text:style-name="T26">č.<text:s/></text:span><text:span text:style-name="T27">ТМ 8994-25</text:span><text:span text:style-name="T28"><text:tab/></text:span><text:span text:style-name="T29"><text:tab/></text:span></text:p>
      <text:p text:style-name="P30"/>
      <text:p text:style-name="P31"><text:span text:style-name="T32">Re: č. KVОР-52029/2018 ze dne 30. 11. 2018</text:span></text:p>
      <text:p text:style-name="P33"/>
      <text:p text:style-name="P34"/>
      <text:p text:style-name="P35"><text:span text:style-name="T36">Vážená paní Šabatová,</text:span></text:p>
      <text:p text:style-name="P37"/>
      <text:p text:style-name="P38"><text:span text:style-name="T39">tímto bych Vám ráda vyjádřila svou úctu a sdělila Vám, že</text:span></text:p>
      <text:p text:style-name="P40"><text:span text:style-name="T41">ministr práce a sociálních věcí Ruské federace M. A. Topilin na můj dotaz ohledně způsobu potvrzování doby odpracované na území třetího státu Ruskou federací ve své odpovědi uvedl následující.</text:span></text:p>
      <text:p text:style-name="P42"><text:span text:style-name="T43">V současné době je mezi Ruskou federací a Českou republikou v platnosti smlouva o sociálním zabezpečení ze dne 8. prosince 2011 (dále jen „Smlouva“).</text:span></text:p>
      <text:p text:style-name="P44"><text:span text:style-name="T45">V souladu s články 12 a 13 dané Smlouvy stanoví každá smluvní strana výši důchodu na základě odpracované doby v daném státě v souladu s jeho právními předpisy. Dobu odpracovanou do 31. prosince 2008 přitom započítává ta smluvní strana, na jejímž území měl daný státní příslušník k danému dni trvalé bydliště (čl. 30 odst. 3 Smlouvy).</text:span></text:p>
      <text:p text:style-name="P46"><text:span text:style-name="T47">V případě, že odpracovaná doba není dostatečná k tomu, aby vznikl nárok na důchod, bude přihlédnuto k době odpracované v souladu s právními předpisy druhé smluvní strany, s výjimkou případů, kdy se uvedené doby časově překrývají. Každá ze smluvních stran přitom potvrdí tu dobu, která byla odpracována na jejím území, a to v souladu se svými právními předpisy.</text:span></text:p>
      <text:p text:style-name="P48"/>
      <text:p text:style-name="P49"><text:span text:style-name="T50">VEŘEJNÉ OCHRÁNKYNI PRÁV ČESKÉ REPUBLIKY<text:s/></text:span></text:p>
      <text:p text:style-name="P51"><text:span text:style-name="T52">ANNĚ ŠABATOVÉ</text:span></text:p>
      <text:p text:style-name="P53"/>
      <text:p text:style-name="P54"><text:span text:style-name="T55">Údolní 39, Brno, 602 00</text:span></text:p>
      <text:p text:style-name="P56"><text:span text:style-name="T57">Česká republika</text:span></text:p>
      <text:p text:style-name="P58"/>
      <text:p text:style-name="P59"/>
      <text:p text:style-name="P60"/>
      <text:p text:style-name="P61"/>
      <text:p text:style-name="P62"/>
      <text:p text:style-name="P63"/>
      <text:p text:style-name="P64"/>
      <text:p text:style-name="P65"/>
      <text:p text:style-name="P66"/>
      <text:p text:style-name="P67"/>
      <text:p text:style-name="P68"><text:span text:style-name="T69">048907</text:span></text:p>
      <text:section text:name="Sect1" text:style-name="S1">
        <text:soft-page-break/>
        <text:p text:style-name="P70"><text:span text:style-name="T71">V souladu s právními předpisy Ruské federace se pro přiznání nároku na důchod přihlíží k odpracované době v rámci pracovního poměru a (nebo) jiné činnosti, které byly vykonávány na území Ruské federace pod podmínkou, že bylo po tuto dobu hrazeno pojistné do Penzijního fondu Ruské federace. Doba odpracovaná mimo území Ruské federace se započítává do doby, po kterou bylo hrazeno pojistné v případech, které stanoví právní předpisy Ruské federace nebo mezinárodní smlouvy, jejichž je Ruská federace signatářem, nebo v případech, kdy bylo pojistné hrazeno do Penzijního fondu Ruské federace v souladu s federálním zákonem č. 167-FZ ze dne 15. prosince 2001 o povinném důchodovém pojištění v Ruské federaci.</text:span></text:p>
        <text:p text:style-name="P72"><text:span text:style-name="T73">Za účelem posouzení vzniku nároku na důchod ke dni 1. ledna 2002 lze dobu odpracovanou mimo území Ruské federace započítat do celkové odpracované doby výhradně za předpokladu, že za tuto dobu bylo hrazeno pojistné do Penzijního fondu Ruské federace, nestanoví-li mezinárodní smlouvy, jimiž je Ruská federace vázána, něco jiného.</text:span></text:p>
        <text:p text:style-name="P74"><text:span text:style-name="T75">V současné době na území Společenství nezávislých států platí: Smlouva o zaručení práv občanů v oblasti důchodového zabezpečení ve státech,</text:span><text:span text:style-name="T76"><text:s/></text:span><text:span text:style-name="T77">které jsou členy Společenství nezávislých států, uzavřená dne od 13. března 1992, smlouva o zaručení práv občanů v oblasti důchodového zabezpečení uzavřená mezi vládou Ruské federace a vládou Moldavské republiky ze dne 10. února 1995, smlouva o zaručení práv občanů v oblasti důchodového zabezpečení uzavřená mezi vládou Ruské federace a vládou Gruzie ze dne 16. května 1997, smlouva o zaručení práv občanů v oblasti důchodového zabezpečení uzavřená mezi vládou Ruské federace a vládou Litevské republiky ze dne 29. června 1999; tyto smlouvy jsou založené na principu „teritoriality“, podle nějž se pravidla v oblasti důchodového zabezpečení řídí právními předpisy státu, ve kterém má daný občan trvalý pobyt.</text:span></text:p>
        <text:p text:style-name="P78"><text:span text:style-name="T79">Smluvními stranami smlouvy o zaručení práv občanů v oblasti důchodového zabezpečení ve státech, které jsou členy Společenství nezávislých států, uzavřené dne 13. března 1992 jsou: Arménská republika, Běloruská republika, Republika Kazachstán, Kyrgyzská republika, Moldavská republika, Ruská federace, Republika Tádžikistán, Turkmenistán, Republika Uzbekistán a Ukrajina.</text:span></text:p>
        <text:p text:style-name="P80"><text:span text:style-name="T81">Mezi Ruskou federací a Běloruskou republikou je v platnosti smlouva o spolupráci v oblasti sociálního zabezpečení ze dne 24. ledna 2006 založená na principu teritoriality a proporcionality.</text:span></text:p>
        <text:p text:style-name="P82"><text:span text:style-name="T83">V rámci výše uvedených smluv a pod podmínkou trvalého pobytu na území Ruské federace občanů, jejichž nárok na důchod je upraven právními předpisy Ruské federace, přihlédne Ruská federace při přiznání nároku na důchod k době odpracované do<text:s/></text:span><text:span text:style-name="T84">1.</text:span><text:span text:style-name="T85"><text:s/>ledna 1991, a to včetně doby odpracované na území bývalých sovětských republik, a při určení výše důchodu k době odpracované do 1. ledna<text:s/></text:span><text:span text:style-name="T86">2002.</text:span></text:p>
        <text:p text:style-name="P87"><text:span text:style-name="T88">Pokud občan opustí území Ruské federace za účelem trvalého pobytu v jiném státě, Ruská federace v současné době i nadále nese náklady na výplatu důchodu, na který vznikl nárok na základě doby odpracované i na území bývalých sovětských republik.</text:span></text:p>
        <text:p text:style-name="P89"><text:span text:style-name="T90">V případě, že důchod nebyl občanům podle právních předpisů Ruské federace za<text:s/></text:span><text:soft-page-break/><text:span text:style-name="T91">dobu odpracovanou na území bývalých sovětských republik určen nebo vyplacen, neexistuje žádný právní základ k tomu, aby Penzijní fond Ruské federace a jeho územní orgány takovou odpracovanou dobu uznaly.</text:span></text:p>
        <text:p text:style-name="P92"><text:span text:style-name="T93">V souladu s ustanoveními článku 3 Smlouvy se Smlouva vztahuje na pracující občany nebo jejich rodinné příslušníky, kteří jsou buď státními příslušníky Ruské federace, nebo státními příslušníky České republiky, a na něž se vztahují právní předpisy buď Ruské federace, nebo České republiky.</text:span></text:p>
        <text:p text:style-name="P94"><text:span text:style-name="T95">Daná Smlouva má neveřejnou povahu a neobsahuje žádná ustanovení o nároku státních příslušníků třetích států na důchod nebo příspěvky v souladu se Smlouvou.</text:span></text:p>
        <text:p text:style-name="P96"><text:span text:style-name="T97">Vzhledem k výše uvedenému konstatuji, že neexistuje žádný právní základ pro to, aby Penzijní fond Ruské federace potvrdil dobu, za kterou bylo hrazeno pojistné na území třetích států, které nejsou smluvními stranami uvedené Smlouvy.</text:span></text:p>
        <text:p text:style-name="P98"><text:span text:style-name="T99">Dále uvádím, že v souladu s hlavou 3 článkem 62 Ústavy Ruské federace náleží cizím státním příslušníkům a osobám bez státní příslušnosti v Ruské federaci stejná práva a povinnosti, jaká mají státní příslušníci Ruské federace, s výjimkou případů upravených federálním zákonem nebo mezinárodní smlouvou uzavřenou Ruskou federací.</text:span></text:p>
        <text:p text:style-name="P100"><text:span text:style-name="T101">V souladu s článkem 398 občanského soudního řádu Ruské federace mají cizí státní příslušníci, osoby bez státní příslušnosti, zahraniční organizace i mezinárodní organizace právo obracet se na soudy Ruské federace za účelem ochrany svých práv, svobod a zákonných zájmů, které byly porušeny nebo jsou sporné. Náleží jim přitom stejná procesní práva a mají stejné procesní povinnosti jako státní příslušníci a organizace Ruské federace.</text:span></text:p>
        <text:p text:style-name="P102"><text:span text:style-name="T103">Těším se na další vzájemnou úspěšnou spolupráci v oblasti<text:s/></text:span><text:span text:style-name="T104"><text:s/></text:span><text:span text:style-name="T105">ochrany lidských práv.</text:span></text:p>
        <text:p text:style-name="P106"/>
        <text:p text:style-name="P107"/>
        <text:p text:style-name="P108"><text:span text:style-name="T109">S úctou</text:span></text:p>
        <text:p text:style-name="P110"/>
        <text:p text:style-name="P111"><text:span text:style-name="T112">Podpis nečitelný</text:span></text:p>
        <text:p text:style-name="P113"><text:span text:style-name="T114">T. N. Moskalkova</text:span></text:p>
      </text:section>
      <text:section text:name="Sect2" text:style-name="S2">
        <text:p text:style-name="Normální"/>
        <text:p text:style-name="P115"/>
        <text:p text:style-name="P116"/>
        <text:p text:style-name="P117"/>
        <text:p text:style-name="P118"/>
        <text:p text:style-name="P119"/>
        <text:p text:style-name="P120"/>
        <text:p text:style-name="P121"/>
        <text:p text:style-name="P122"/>
        <text:p text:style-name="P123"><text:span text:style-name="T124">Vyhotovil: A. L. Legin</text:span><text:span text:style-name="T125"><text:s/></text:span></text:p>
        <text:p text:style-name="P126"><text:span text:style-name="T127">tel.: 8 (495) 607-40-74</text:span></text:p>
        <text:p text:style-name="P128"><text:span text:style-name="T129">ю</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cs" fo:country="CZ" style:language-asian="ru" style:country-asian="RU" style:language-complex="ru" style:country-complex="RU"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ální" style:display-name="Normální" style:family="paragraph">
      <style:text-properties fo:color="#000000" fo:hyphenate="false"/>
    </style:style>
    <style:style style:name="Standardnípísmoodstavce" style:display-name="Standardní písmo odstavce" style:family="text"/>
    <style:style style:name="Základnítext3_" style:display-name="Základní text (3)_" style:family="text" style:parent-style-name="Standardnípísmoodstavce">
      <style:text-properties style:font-name="Arial Narrow" style:font-name-asian="Arial Narrow" style:font-name-complex="Arial Narrow" fo:font-weight="normal" style:font-weight-asian="normal" style:font-weight-complex="normal" fo:font-style="normal" style:font-style-asian="normal" style:font-style-complex="normal" fo:font-variant="normal" style:text-line-through-type="none" fo:font-size="13pt" style:font-size-asian="13pt" style:font-size-complex="13pt" style:text-underline-type="none" fo:language="cs" fo:country="CZ" style:language-asian="cs" style:country-asian="CZ" style:language-complex="cs" style:country-complex="CZ"/>
    </style:style>
    <style:style style:name="Nadpis1_" style:display-name="Nadpis #1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18pt" style:font-size-asian="18pt" style:font-size-complex="18pt" style:text-underline-type="none"/>
    </style:style>
    <style:style style:name="Nadpis10" style:display-name="Nadpis #1" style:family="text" style:parent-style-name="Nadpis1_">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color="#515151" fo:letter-spacing="normal" style:text-scale="100%" style:text-position="0% 100%" fo:font-size="18pt" style:font-size-asian="18pt" style:font-size-complex="18pt" style:text-underline-type="none" fo:language="ru" fo:country="RU" style:language-asian="ru" style:country-asian="RU" style:language-complex="ru" style:country-complex="RU"/>
    </style:style>
    <style:style style:name="Nadpis2_" style:display-name="Nadpis #2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15pt" style:font-size-asian="15pt" style:font-size-complex="15pt" style:text-underline-type="none"/>
    </style:style>
    <style:style style:name="Nadpis2" style:display-name="Nadpis #2" style:family="text" style:parent-style-name="Nadpis2_">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color="#515151" fo:letter-spacing="normal" style:text-scale="100%" style:text-position="0% 100%" fo:font-size="15pt" style:font-size-asian="15pt" style:font-size-complex="15pt" style:text-underline-type="none" fo:language="ru" fo:country="RU" style:language-asian="ru" style:country-asian="RU" style:language-complex="ru" style:country-complex="RU"/>
    </style:style>
    <style:style style:name="Základnítext4_" style:display-name="Základní text (4)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9.5pt" style:font-size-asian="9.5pt" style:font-size-complex="9.5pt" style:text-underline-type="none"/>
    </style:style>
    <style:style style:name="Základnítext4" style:display-name="Základní text (4)" style:family="text" style:parent-style-name="Základnítext4_">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color="#515151" fo:letter-spacing="normal" style:text-scale="100%" style:text-position="0% 100%" fo:font-size="9.5pt" style:font-size-asian="9.5pt" style:font-size-complex="9.5pt" style:text-underline-type="none" fo:language="ru" fo:country="RU" style:language-asian="ru" style:country-asian="RU" style:language-complex="ru" style:country-complex="RU"/>
    </style:style>
    <style:style style:name="TitulekobrázkuExact" style:display-name="Titulek obrázku Exact"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style:text-underline-type="none"/>
    </style:style>
    <style:style style:name="Základnítext7Exact" style:display-name="Základní text (7) Exact" style:family="text" style:parent-style-name="Standardnípísmoodstavce">
      <style:text-properties style:font-name="Arial Narrow" style:font-name-asian="Arial Narrow" style:font-name-complex="Arial Narrow" fo:font-weight="bold" style:font-weight-asian="bold" style:font-weight-complex="bold" fo:font-style="italic" style:font-style-asian="italic" style:font-style-complex="italic" fo:font-variant="normal" style:text-line-through-type="none" fo:font-size="7pt" style:font-size-asian="7pt" style:font-size-complex="7pt" style:text-underline-type="none" fo:language="cs" fo:country="CZ" style:language-asian="cs" style:country-asian="CZ" style:language-complex="cs" style:country-complex="CZ"/>
    </style:style>
    <style:style style:name="Základnítext7Exact0" style:display-name="Základní text (7) Exact" style:family="text" style:parent-style-name="Základnítext7Exact">
      <style:text-properties style:font-name="Arial Narrow" style:font-name-asian="Arial Narrow" style:font-name-complex="Arial Narrow" fo:font-weight="bold" style:font-weight-asian="bold" style:font-weight-complex="bold" fo:font-style="italic" style:font-style-asian="italic" style:font-style-complex="italic" fo:font-variant="normal" style:text-line-through-type="none" fo:color="#929292" fo:letter-spacing="normal" style:text-scale="100%" style:text-position="0% 100%" fo:font-size="7pt" style:font-size-asian="7pt" style:font-size-complex="7pt" style:text-underline-type="none" fo:language="cs" fo:country="CZ" style:language-asian="cs" style:country-asian="CZ" style:language-complex="cs" style:country-complex="CZ"/>
    </style:style>
    <style:style style:name="Základnítext74ptNetučnéNekurzívaExact" style:display-name="Základní text (7) + 4 pt;Ne tučné;Ne kurzíva Exact" style:family="text" style:parent-style-name="Základnítext7Exact">
      <style:text-properties style:font-name="Arial Narrow" style:font-name-asian="Arial Narrow" style:font-name-complex="Arial Narrow" fo:font-weight="bold" style:font-weight-asian="bold" style:font-weight-complex="bold" fo:font-style="italic" style:font-style-asian="italic" style:font-style-complex="italic" fo:font-variant="normal" style:text-line-through-type="none" fo:color="#929292" fo:letter-spacing="normal" style:text-scale="100%" style:text-position="0% 100%" fo:font-size="4pt" style:font-size-asian="4pt" style:font-size-complex="4pt" style:text-underline-type="none" fo:language="cs" fo:country="CZ" style:language-asian="cs" style:country-asian="CZ" style:language-complex="cs" style:country-complex="CZ"/>
    </style:style>
    <style:style style:name="Základnítext7GeorgiaNetučnéExact" style:display-name="Základní text (7) + Georgia;Ne tučné Exact" style:family="text" style:parent-style-name="Základnítext7Exact">
      <style:text-properties style:font-name="Georgia" style:font-name-asian="Georgia" style:font-name-complex="Georgia" fo:font-weight="bold" style:font-weight-asian="bold" style:font-weight-complex="bold" fo:font-style="italic" style:font-style-asian="italic" style:font-style-complex="italic" fo:font-variant="normal" style:text-line-through-type="none" fo:color="#929292" fo:letter-spacing="normal" style:text-scale="100%" style:text-position="0% 100%" fo:font-size="7pt" style:font-size-asian="7pt" style:font-size-complex="7pt" style:text-underline-type="none" fo:language="cs" fo:country="CZ" style:language-asian="cs" style:country-asian="CZ" style:language-complex="cs" style:country-complex="CZ"/>
    </style:style>
    <style:style style:name="Základnítext775ptNetučnéExact" style:display-name="Základní text (7) + 7;5 pt;Ne tučné Exact" style:family="text" style:parent-style-name="Základnítext7Exact">
      <style:text-properties style:font-name="Arial Narrow" style:font-name-asian="Arial Narrow" style:font-name-complex="Arial Narrow" fo:font-weight="bold" style:font-weight-asian="bold" style:font-weight-complex="bold" fo:font-style="italic" style:font-style-asian="italic" style:font-style-complex="italic" fo:font-variant="normal" style:text-line-through-type="none" fo:color="#929292" fo:letter-spacing="normal" style:text-scale="100%" style:text-position="0% 100%" fo:font-size="7.5pt" style:font-size-asian="7.5pt" style:font-size-complex="7.5pt" style:text-underline-type="none" fo:language="cs" fo:country="CZ" style:language-asian="cs" style:country-asian="CZ" style:language-complex="cs" style:country-complex="CZ"/>
    </style:style>
    <style:style style:name="Základnítext3Exact" style:display-name="Základní text (3) Exact" style:family="text" style:parent-style-name="Standardnípísmoodstavce">
      <style:text-properties style:font-name="Arial Narrow" style:font-name-asian="Arial Narrow" style:font-name-complex="Arial Narrow" fo:font-weight="normal" style:font-weight-asian="normal" style:font-weight-complex="normal" fo:font-style="normal" style:font-style-asian="normal" style:font-style-complex="normal" fo:font-variant="normal" style:text-line-through-type="none" fo:font-size="13pt" style:font-size-asian="13pt" style:font-size-complex="13pt" style:text-underline-type="none" fo:language="cs" fo:country="CZ" style:language-asian="cs" style:country-asian="CZ" style:language-complex="cs" style:country-complex="CZ"/>
    </style:style>
    <style:style style:name="Základnítext3Exact0" style:display-name="Základní text (3) Exact" style:family="text" style:parent-style-name="Základnítext3_">
      <style:text-properties style:font-name="Arial Narrow" style:font-name-asian="Arial Narrow" style:font-name-complex="Arial Narrow" fo:font-weight="normal" style:font-weight-asian="normal" style:font-weight-complex="normal" fo:font-style="normal" style:font-style-asian="normal" style:font-style-complex="normal" fo:font-variant="normal" style:text-line-through-type="none" fo:color="#707070" fo:letter-spacing="normal" style:text-scale="100%" style:text-position="0% 100%" fo:font-size="13pt" style:font-size-asian="13pt" style:font-size-complex="13pt" style:text-underline-type="none" fo:language="cs" fo:country="CZ" style:language-asian="cs" style:country-asian="CZ" style:language-complex="cs" style:country-complex="CZ"/>
    </style:style>
    <style:style style:name="Základnítext2Exact" style:display-name="Základní text (2) Exact"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14pt" style:font-size-asian="14pt" style:font-size-complex="14pt" style:text-underline-type="none"/>
    </style:style>
    <style:style style:name="Základnítext5_" style:display-name="Základní text (5)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9.5pt" style:font-size-asian="9.5pt" style:font-size-complex="9.5pt" style:text-underline-type="none"/>
    </style:style>
    <style:style style:name="Základnítext5" style:display-name="Základní text (5)" style:family="text" style:parent-style-name="Základnítext5_">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color="#707070" fo:letter-spacing="normal" style:text-scale="100%" style:text-position="0% 100%" fo:font-size="9.5pt" style:font-size-asian="9.5pt" style:font-size-complex="9.5pt" style:text-underline-type="none" fo:language="ru" fo:country="RU" style:language-asian="ru" style:country-asian="RU" style:language-complex="ru" style:country-complex="RU"/>
    </style:style>
    <style:style style:name="Základnítext6_" style:display-name="Základní text (6)_" style:family="text" style:parent-style-name="Standardnípísmoodstavce">
      <style:text-properties style:font-name="Arial Narrow" style:font-name-asian="Arial Narrow" style:font-name-complex="Arial Narrow" fo:font-weight="normal" style:font-weight-asian="normal" style:font-weight-complex="normal" fo:font-style="italic" style:font-style-asian="italic" style:font-style-complex="italic" fo:font-variant="normal" style:text-line-through-type="none" fo:font-size="7.5pt" style:font-size-asian="7.5pt" style:font-size-complex="7.5pt" style:text-underline-type="none" fo:language="cs" fo:country="CZ" style:language-asian="cs" style:country-asian="CZ" style:language-complex="cs" style:country-complex="CZ"/>
    </style:style>
    <style:style style:name="Základnítext6" style:display-name="Základní text (6)" style:family="text" style:parent-style-name="Základnítext6_">
      <style:text-properties style:font-name="Arial Narrow" style:font-name-asian="Arial Narrow" style:font-name-complex="Arial Narrow" fo:font-weight="normal" style:font-weight-asian="normal" style:font-weight-complex="normal" fo:font-style="italic" style:font-style-asian="italic" style:font-style-complex="italic" fo:font-variant="normal" style:text-line-through-type="none" fo:color="#707070" fo:letter-spacing="normal" style:text-scale="100%" style:text-position="0% 100%" fo:font-size="7.5pt" style:font-size-asian="7.5pt" style:font-size-complex="7.5pt" style:text-underline-type="none" fo:language="cs" fo:country="CZ" style:language-asian="cs" style:country-asian="CZ" style:language-complex="cs" style:country-complex="CZ"/>
    </style:style>
    <style:style style:name="Základnítext67pt" style:display-name="Základní text (6) + 7 pt" style:family="text" style:parent-style-name="Základnítext6_">
      <style:text-properties style:font-name="Arial Narrow" style:font-name-asian="Arial Narrow" style:font-name-complex="Arial Narrow" fo:font-weight="normal" style:font-weight-asian="normal" style:font-weight-complex="normal" fo:font-style="italic" style:font-style-asian="italic" style:font-style-complex="italic" fo:font-variant="normal" style:text-line-through-type="none" fo:color="#707070" fo:letter-spacing="normal" style:text-scale="100%" style:text-position="0% 100%" fo:font-size="7pt" style:font-size-asian="7pt" style:font-size-complex="7pt" style:text-underline-type="none" fo:language="cs" fo:country="CZ" style:language-asian="cs" style:country-asian="CZ" style:language-complex="cs" style:country-complex="CZ"/>
    </style:style>
    <style:style style:name="Základnítext6Malápísmena" style:display-name="Základní text (6) + Malá písmena" style:family="text" style:parent-style-name="Základnítext6_">
      <style:text-properties style:font-name="Arial Narrow" style:font-name-asian="Arial Narrow" style:font-name-complex="Arial Narrow" fo:font-weight="normal" style:font-weight-asian="normal" style:font-weight-complex="normal" fo:font-style="italic" style:font-style-asian="italic" style:font-style-complex="italic" fo:font-variant="small-caps" style:text-line-through-type="none" fo:color="#707070" fo:letter-spacing="normal" style:text-scale="100%" style:text-position="0% 100%" fo:font-size="7.5pt" style:font-size-asian="7.5pt" style:font-size-complex="7.5pt" style:text-underline-type="none" fo:language="cs" fo:country="CZ" style:language-asian="cs" style:country-asian="CZ" style:language-complex="cs" style:country-complex="CZ"/>
    </style:style>
    <style:style style:name="Základnítext60" style:display-name="Základní text (6)" style:family="text" style:parent-style-name="Základnítext6_">
      <style:text-properties style:font-name="Arial Narrow" style:font-name-asian="Arial Narrow" style:font-name-complex="Arial Narrow" fo:font-weight="normal" style:font-weight-asian="normal" style:font-weight-complex="normal" fo:font-style="italic" style:font-style-asian="italic" style:font-style-complex="italic" fo:font-variant="normal" style:text-line-through-type="none" fo:color="#929292" fo:letter-spacing="normal" style:text-scale="100%" style:text-position="0% 100%" fo:font-size="7.5pt" style:font-size-asian="7.5pt" style:font-size-complex="7.5pt" style:text-underline-type="none" fo:language="cs" fo:country="CZ" style:language-asian="cs" style:country-asian="CZ" style:language-complex="cs" style:country-complex="CZ"/>
    </style:style>
    <style:style style:name="Základnítext2_" style:display-name="Základní text (2)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14pt" style:font-size-asian="14pt" style:font-size-complex="14pt" style:text-underline-type="none"/>
    </style:style>
    <style:style style:name="Základnítext2Kurzíva" style:display-name="Základní text (2) + Kurzíva" style:family="text" style:parent-style-name="Základnítext2_">
      <style:text-properties style:font-name="Times New Roman" style:font-name-asian="Times New Roman" style:font-name-complex="Times New Roman" fo:font-weight="normal" style:font-weight-asian="normal" style:font-weight-complex="normal" fo:font-style="italic" style:font-style-asian="italic" style:font-style-complex="italic" fo:font-variant="normal" style:text-line-through-type="none" fo:color="#929292" fo:letter-spacing="normal" style:text-scale="100%" style:text-position="0% 100%" fo:font-size="14pt" style:font-size-asian="14pt" style:font-size-complex="14pt" style:text-underline-type="none" fo:language="ru" fo:country="RU" style:language-asian="ru" style:country-asian="RU" style:language-complex="ru" style:country-complex="RU"/>
    </style:style>
    <style:style style:name="Základnítext2ArialNarrow75ptKurzívaMalápísmena" style:display-name="Základní text (2) + Arial Narrow;7;5 pt;Kurzíva;Malá písmena" style:family="text" style:parent-style-name="Základnítext2_">
      <style:text-properties style:font-name="Arial Narrow" style:font-name-asian="Arial Narrow" style:font-name-complex="Arial Narrow" fo:font-weight="normal" style:font-weight-asian="normal" style:font-weight-complex="normal" fo:font-style="italic" style:font-style-asian="italic" style:font-style-complex="italic" fo:font-variant="small-caps" style:text-line-through-type="none" fo:color="#929292" fo:letter-spacing="normal" style:text-scale="100%" style:text-position="0% 100%" fo:font-size="7.5pt" style:font-size-asian="7.5pt" style:font-size-complex="7.5pt" style:text-underline-type="none" fo:language="cs" fo:country="CZ" style:language-asian="cs" style:country-asian="CZ" style:language-complex="cs" style:country-complex="CZ"/>
    </style:style>
    <style:style style:name="Základnítext8_" style:display-name="Základní text (8)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letter-spacing="0.0208in" fo:font-size="19pt" style:font-size-asian="19pt" style:font-size-complex="19pt" style:text-underline-type="none" fo:language="cs" fo:country="CZ" style:language-asian="cs" style:country-asian="CZ" style:language-complex="cs" style:country-complex="CZ"/>
    </style:style>
    <style:style style:name="Základnítext9_" style:display-name="Základní text (9)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12pt" style:font-size-asian="12pt" style:font-size-complex="12pt" style:text-underline-type="none" fo:language="cs" fo:country="CZ" style:language-asian="cs" style:country-asian="CZ" style:language-complex="cs" style:country-complex="CZ"/>
    </style:style>
    <style:style style:name="Základnítext9" style:display-name="Základní text (9)" style:family="text" style:parent-style-name="Základnítext9_">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color="#151515" fo:letter-spacing="normal" style:text-scale="100%" style:text-position="0% 100%" fo:font-size="12pt" style:font-size-asian="12pt" style:font-size-complex="12pt" style:text-underline-type="none" fo:language="cs" fo:country="CZ" style:language-asian="cs" style:country-asian="CZ" style:language-complex="cs" style:country-complex="CZ"/>
    </style:style>
    <style:style style:name="Základnítext2" style:display-name="Základní text (2)" style:family="text" style:parent-style-name="Základnítext2_">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color="#151515" fo:letter-spacing="normal" style:text-scale="100%" style:text-position="0% 100%" fo:font-size="14pt" style:font-size-asian="14pt" style:font-size-complex="14pt" style:text-underline-type="none" fo:language="ru" fo:country="RU" style:language-asian="ru" style:country-asian="RU" style:language-complex="ru" style:country-complex="RU"/>
    </style:style>
    <style:style style:name="Základnítext20" style:display-name="Základní text (2)" style:family="text" style:parent-style-name="Základnítext2_">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color="#393939" fo:letter-spacing="normal" style:text-scale="100%" style:text-position="0% 100%" fo:font-size="14pt" style:font-size-asian="14pt" style:font-size-complex="14pt" style:text-underline-type="none" fo:language="ru" fo:country="RU" style:language-asian="ru" style:country-asian="RU" style:language-complex="ru" style:country-complex="RU"/>
    </style:style>
    <style:style style:name="Základnítext21" style:display-name="Základní text (2)" style:family="text" style:parent-style-name="Základnítext2_">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color="#515151" fo:letter-spacing="normal" style:text-scale="100%" style:text-position="0% 100%" fo:font-size="14pt" style:font-size-asian="14pt" style:font-size-complex="14pt" style:text-underline-type="none" fo:language="ru" fo:country="RU" style:language-asian="ru" style:country-asian="RU" style:language-complex="ru" style:country-complex="RU"/>
    </style:style>
    <style:style style:name="Základnítext10_" style:display-name="Základní text (10)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style:text-underline-type="none" fo:language="cs" fo:country="CZ" style:language-asian="cs" style:country-asian="CZ" style:language-complex="cs" style:country-complex="CZ"/>
    </style:style>
    <style:style style:name="Základnítext11_" style:display-name="Základní text (11)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10.5pt" style:font-size-asian="10.5pt" style:font-size-complex="10.5pt" style:text-underline-type="none"/>
    </style:style>
    <style:style style:name="Základnítext11" style:display-name="Základní text (11)" style:family="text" style:parent-style-name="Základnítext11_">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color="#151515" fo:letter-spacing="normal" style:text-scale="100%" style:text-position="0% 100%" fo:font-size="10.5pt" style:font-size-asian="10.5pt" style:font-size-complex="10.5pt" style:text-underline-type="none" fo:language="ru" fo:country="RU" style:language-asian="ru" style:country-asian="RU" style:language-complex="ru" style:country-complex="RU"/>
    </style:style>
    <style:style style:name="Základnítext12_" style:display-name="Základní text (12)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10.5pt" style:font-size-asian="10.5pt" style:font-size-complex="10.5pt" style:text-underline-type="none" fo:language="cs" fo:country="CZ" style:language-asian="cs" style:country-asian="CZ" style:language-complex="cs" style:country-complex="CZ"/>
    </style:style>
    <style:style style:name="Základnítext13_" style:display-name="Základní text (13)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8.5pt" style:font-size-asian="8.5pt" style:font-size-complex="8.5pt" style:text-underline-type="none" fo:language="cs" fo:country="CZ" style:language-asian="cs" style:country-asian="CZ" style:language-complex="cs" style:country-complex="CZ"/>
    </style:style>
    <style:style style:name="Základnítext14_" style:display-name="Základní text (14)_" style:family="text" style:parent-style-name="Standardnípísmoodstavce">
      <style:text-properties style:font-name="Times New Roman" style:font-name-asian="Times New Roman" style:font-name-complex="Times New Roman" fo:font-weight="bold" style:font-weight-asian="bold" style:font-weight-complex="bold" fo:font-style="normal" style:font-style-asian="normal" style:font-style-complex="normal" fo:font-variant="normal" style:text-line-through-type="none" fo:font-size="8.5pt" style:font-size-asian="8.5pt" style:font-size-complex="8.5pt" style:text-underline-type="none" fo:language="cs" fo:country="CZ" style:language-asian="cs" style:country-asian="CZ" style:language-complex="cs" style:country-complex="CZ"/>
    </style:style>
    <style:style style:name="Titulekobrázku2_" style:display-name="Titulek obrázku (2)_" style:family="text" style:parent-style-name="Standardnípísmoodstavce">
      <style:text-properties style:font-name="Times New Roman" style:font-name-asian="Times New Roman" style:font-name-complex="Times New Roman" fo:font-weight="normal" style:font-weight-asian="normal" style:font-weight-complex="normal" fo:font-style="normal" style:font-style-asian="normal" style:font-style-complex="normal" fo:font-variant="normal" style:text-line-through-type="none" fo:font-size="8.5pt" style:font-size-asian="8.5pt" style:font-size-complex="8.5pt" style:text-underline-type="none" fo:language="cs" fo:country="CZ" style:language-asian="cs" style:country-asian="CZ" style:language-complex="cs" style:country-complex="CZ"/>
    </style:style>
    <style:style style:name="Základnítext15_" style:display-name="Základní text (15)_" style:family="text" style:parent-style-name="Standardnípísmoodstavce">
      <style:text-properties style:font-name="Times New Roman" style:font-name-asian="Times New Roman" style:font-name-complex="Times New Roman" fo:font-weight="normal" style:font-weight-asian="normal" style:font-weight-complex="normal" fo:font-style="italic" style:font-style-asian="italic" style:font-style-complex="italic" fo:font-variant="normal" style:text-line-through-type="none" fo:font-size="8.5pt" style:font-size-asian="8.5pt" style:font-size-complex="8.5pt" style:text-underline-type="none" fo:language="cs" fo:country="CZ" style:language-asian="cs" style:country-asian="CZ" style:language-complex="cs" style:country-complex="CZ"/>
    </style:style>
    <style:style style:name="Základnítext3" style:display-name="Základní text (3)" style:family="paragraph" style:parent-style-name="Normální">
      <style:paragraph-properties fo:text-align="end" fo:margin-bottom="0.9305in" fo:line-height="0.2041in" fo:background-color="#FFFFFF"/>
      <style:text-properties style:font-name="Arial Narrow" style:font-name-asian="Arial Narrow" style:font-name-complex="Arial Narrow" fo:font-size="13pt" style:font-size-asian="13pt" style:font-size-complex="13pt" style:language-asian="cs" style:country-asian="CZ" style:language-complex="cs" style:country-complex="CZ" fo:hyphenate="false"/>
    </style:style>
    <style:style style:name="Nadpis11" style:display-name="Nadpis #1" style:family="paragraph" style:parent-style-name="Normální" style:default-outline-level="1">
      <style:paragraph-properties fo:text-align="center" fo:margin-top="0.9305in" fo:line-height="0.2763in" fo:background-color="#FFFFFF"/>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adpis20" style:display-name="Nadpis #2" style:family="paragraph" style:parent-style-name="Normální" style:default-outline-level="2">
      <style:paragraph-properties fo:text-align="center" fo:line-height="0.2305in" fo:background-color="#FFFFFF"/>
      <style:text-properties style:font-name="Times New Roman" style:font-name-asian="Times New Roman" style:font-name-complex="Times New Roman" fo:font-weight="bold" style:font-weight-asian="bold" style:font-weight-complex="bold" fo:font-size="15pt" style:font-size-asian="15pt" style:font-size-complex="15pt" fo:hyphenate="false"/>
    </style:style>
    <style:style style:name="Základnítext40" style:display-name="Základní text (4)" style:family="paragraph" style:parent-style-name="Normální">
      <style:paragraph-properties fo:line-height="0.1458in" fo:background-color="#FFFFFF"/>
      <style:text-properties style:font-name="Times New Roman" style:font-name-asian="Times New Roman" style:font-name-complex="Times New Roman" fo:font-weight="bold" style:font-weight-asian="bold" style:font-weight-complex="bold" fo:font-size="9.5pt" style:font-size-asian="9.5pt" style:font-size-complex="9.5pt" fo:hyphenate="false"/>
    </style:style>
    <style:style style:name="Titulekobrázku" style:display-name="Titulek obrázku" style:family="paragraph" style:parent-style-name="Normální">
      <style:paragraph-properties fo:line-height="0.1847in" fo:background-color="#FFFFFF"/>
      <style:text-properties style:font-name="Times New Roman" style:font-name-asian="Times New Roman" style:font-name-complex="Times New Roman" fo:hyphenate="false"/>
    </style:style>
    <style:style style:name="Základnítext7" style:display-name="Základní text (7)" style:family="paragraph" style:parent-style-name="Normální">
      <style:paragraph-properties fo:text-align="center" fo:line-height="0.15in" fo:background-color="#FFFFFF"/>
      <style:text-properties style:font-name="Arial Narrow" style:font-name-asian="Arial Narrow" style:font-name-complex="Arial Narrow" fo:font-weight="bold" style:font-weight-asian="bold" style:font-weight-complex="bold" fo:font-style="italic" style:font-style-asian="italic" style:font-style-complex="italic" fo:font-size="7pt" style:font-size-asian="7pt" style:font-size-complex="7pt" style:language-asian="cs" style:country-asian="CZ" style:language-complex="cs" style:country-complex="CZ" fo:hyphenate="false"/>
    </style:style>
    <style:style style:name="Základnítext22" style:display-name="Základní text (2)" style:family="paragraph" style:parent-style-name="Normální">
      <style:paragraph-properties fo:text-align="justify" fo:margin-top="0.1388in" fo:line-height="0.2152in" fo:background-color="#FFFFFF"/>
      <style:text-properties style:font-name="Times New Roman" style:font-name-asian="Times New Roman" style:font-name-complex="Times New Roman" fo:font-size="14pt" style:font-size-asian="14pt" style:font-size-complex="14pt" fo:hyphenate="false"/>
    </style:style>
    <style:style style:name="Základnítext50" style:display-name="Základní text (5)" style:family="paragraph" style:parent-style-name="Normální">
      <style:paragraph-properties fo:text-align="end" fo:margin-bottom="0.25in" fo:line-height="0.1458in" fo:background-color="#FFFFFF"/>
      <style:text-properties style:font-name="Times New Roman" style:font-name-asian="Times New Roman" style:font-name-complex="Times New Roman" fo:font-weight="bold" style:font-weight-asian="bold" style:font-weight-complex="bold" fo:font-size="9.5pt" style:font-size-asian="9.5pt" style:font-size-complex="9.5pt" fo:hyphenate="false"/>
    </style:style>
    <style:style style:name="Základnítext61" style:display-name="Základní text (6)" style:family="paragraph" style:parent-style-name="Normální">
      <style:paragraph-properties fo:text-align="end" fo:margin-top="0.25in" fo:line-height="0.1166in" fo:background-color="#FFFFFF"/>
      <style:text-properties style:font-name="Arial Narrow" style:font-name-asian="Arial Narrow" style:font-name-complex="Arial Narrow" fo:font-style="italic" style:font-style-asian="italic" style:font-style-complex="italic" fo:font-size="7.5pt" style:font-size-asian="7.5pt" style:font-size-complex="7.5pt" style:language-asian="cs" style:country-asian="CZ" style:language-complex="cs" style:country-complex="CZ" fo:hyphenate="false"/>
    </style:style>
    <style:style style:name="Základnítext8" style:display-name="Základní text (8)" style:family="paragraph" style:parent-style-name="Normální">
      <style:paragraph-properties fo:line-height="0.2916in" fo:background-color="#FFFFFF"/>
      <style:text-properties style:font-name="Times New Roman" style:font-name-asian="Times New Roman" style:font-name-complex="Times New Roman" fo:letter-spacing="0.0208in" fo:font-size="19pt" style:font-size-asian="19pt" style:font-size-complex="19pt" style:language-asian="cs" style:country-asian="CZ" style:language-complex="cs" style:country-complex="CZ" fo:hyphenate="false"/>
    </style:style>
    <style:style style:name="Základnítext90" style:display-name="Základní text (9)" style:family="paragraph" style:parent-style-name="Normální">
      <style:paragraph-properties fo:text-align="center" fo:margin-bottom="0.2083in" fo:line-height="0.1847in" fo:background-color="#FFFFFF"/>
      <style:text-properties style:font-name="Times New Roman" style:font-name-asian="Times New Roman" style:font-name-complex="Times New Roman" style:language-asian="cs" style:country-asian="CZ" style:language-complex="cs" style:country-complex="CZ" fo:hyphenate="false"/>
    </style:style>
    <style:style style:name="Základnítext10" style:display-name="Základní text (10)" style:family="paragraph" style:parent-style-name="Normální">
      <style:paragraph-properties fo:text-align="center" fo:margin-bottom="0.2083in" fo:line-height="0.1847in" fo:background-color="#FFFFFF"/>
      <style:text-properties style:font-name="Times New Roman" style:font-name-asian="Times New Roman" style:font-name-complex="Times New Roman" style:language-asian="cs" style:country-asian="CZ" style:language-complex="cs" style:country-complex="CZ" fo:hyphenate="false"/>
    </style:style>
    <style:style style:name="Základnítext110" style:display-name="Základní text (11)" style:family="paragraph" style:parent-style-name="Normální">
      <style:paragraph-properties fo:line-height="0.1798in" fo:background-color="#FFFFFF"/>
      <style:text-properties style:font-name="Times New Roman" style:font-name-asian="Times New Roman" style:font-name-complex="Times New Roman" fo:font-size="10.5pt" style:font-size-asian="10.5pt" style:font-size-complex="10.5pt" fo:hyphenate="false"/>
    </style:style>
    <style:style style:name="Základnítext12" style:display-name="Základní text (12)" style:family="paragraph" style:parent-style-name="Normální">
      <style:paragraph-properties fo:margin-bottom="0.1527in" fo:line-height="0.1611in" fo:background-color="#FFFFFF"/>
      <style:text-properties style:font-name="Times New Roman" style:font-name-asian="Times New Roman" style:font-name-complex="Times New Roman" fo:font-weight="bold" style:font-weight-asian="bold" style:font-weight-complex="bold" fo:font-size="10.5pt" style:font-size-asian="10.5pt" style:font-size-complex="10.5pt" style:language-asian="cs" style:country-asian="CZ" style:language-complex="cs" style:country-complex="CZ" fo:hyphenate="false"/>
    </style:style>
    <style:style style:name="Základnítext13" style:display-name="Základní text (13)" style:family="paragraph" style:parent-style-name="Normální">
      <style:paragraph-properties fo:margin-top="0.1527in" fo:margin-bottom="0.0555in" fo:line-height="0.1368in" fo:background-color="#FFFFFF"/>
      <style:text-properties style:font-name="Times New Roman" style:font-name-asian="Times New Roman" style:font-name-complex="Times New Roman" fo:font-size="8.5pt" style:font-size-asian="8.5pt" style:font-size-complex="8.5pt" style:language-asian="cs" style:country-asian="CZ" style:language-complex="cs" style:country-complex="CZ" fo:hyphenate="false"/>
    </style:style>
    <style:style style:name="Základnítext14" style:display-name="Základní text (14)" style:family="paragraph" style:parent-style-name="Normální">
      <style:paragraph-properties fo:margin-top="0.2638in" fo:margin-bottom="0.0555in" fo:line-height="0.1305in" fo:background-color="#FFFFFF"/>
      <style:text-properties style:font-name="Times New Roman" style:font-name-asian="Times New Roman" style:font-name-complex="Times New Roman" fo:font-weight="bold" style:font-weight-asian="bold" style:font-weight-complex="bold" fo:font-size="8.5pt" style:font-size-asian="8.5pt" style:font-size-complex="8.5pt" style:language-asian="cs" style:country-asian="CZ" style:language-complex="cs" style:country-complex="CZ" fo:hyphenate="false"/>
    </style:style>
    <style:style style:name="Titulekobrázku2" style:display-name="Titulek obrázku (2)" style:family="paragraph" style:parent-style-name="Normální">
      <style:paragraph-properties fo:line-height="0.1305in" fo:background-color="#FFFFFF"/>
      <style:text-properties style:font-name="Times New Roman" style:font-name-asian="Times New Roman" style:font-name-complex="Times New Roman" fo:font-size="8.5pt" style:font-size-asian="8.5pt" style:font-size-complex="8.5pt" style:language-asian="cs" style:country-asian="CZ" style:language-complex="cs" style:country-complex="CZ" fo:hyphenate="false"/>
    </style:style>
    <style:style style:name="Základnítext15" style:display-name="Základní text (15)" style:family="paragraph" style:parent-style-name="Normální">
      <style:paragraph-properties fo:margin-top="0.2638in" fo:margin-bottom="0.0555in" fo:line-height="0.1305in" fo:background-color="#FFFFFF"/>
      <style:text-properties style:font-name="Times New Roman" style:font-name-asian="Times New Roman" style:font-name-complex="Times New Roman" fo:font-style="italic" style:font-style-asian="italic" style:font-style-complex="italic" fo:font-size="8.5pt" style:font-size-asian="8.5pt" style:font-size-complex="8.5pt" style:language-asian="cs" style:country-asian="CZ" style:language-complex="cs" style:country-complex="CZ" fo:hyphenate="false"/>
    </style:style>
    <style:style style:name="Nadpis1Char" style:display-name="Nadpis 1 Char" style:family="text" style:parent-style-name="Standardnípísmoodstavce">
      <style:text-properties style:font-name="Calibri Light" style:font-name-asian="Times New Roman" style:font-name-complex="Times New Roman" fo:color="#2F5496" fo:font-size="16pt" style:font-size-asian="16pt" style:font-size-complex="16pt"/>
    </style:style>
    <style:style style:name="Nadpisobsahu" style:display-name="Nadpis obsahu" style:family="paragraph" style:parent-style-name="Nadpis1" style:next-style-name="Normální">
      <style:paragraph-properties fo:widows="2" fo:orphans="2" fo:line-height="107%"/>
      <style:text-properties style:language-asian="cs" style:country-asian="CZ" style:language-complex="ar" style:country-complex="SA" fo:hyphenate="false"/>
    </style:style>
    <style:style style:name="Obsah1" style:display-name="Obsah 1" style:family="paragraph" style:parent-style-name="Normální" style:next-style-name="Normální" style:auto-update="true">
      <style:paragraph-properties fo:margin-bottom="0.0694in"/>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fo:color="#000000"/>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in" fo:margin-left="0.984in" fo:margin-bottom="0.002in" fo:margin-right="0.984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9819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obočka Brno (Orange Tree s.r.o.)</meta:initial-creator>
    <dc:creator>Bádrová Pavlína Mgr.</dc:creator>
    <meta:creation-date>2019-05-06T09:00:00Z</meta:creation-date>
    <dc:date>2019-05-06T09:00:00Z</dc:date>
    <meta:template xlink:href="Normal" xlink:type="simple"/>
    <meta:editing-cycles>2</meta:editing-cycles>
    <meta:editing-duration>PT60S</meta:editing-duration>
    <meta:document-statistic meta:page-count="5" meta:paragraph-count="12" meta:word-count="937" meta:character-count="6460" meta:row-count="46" meta:non-whitespace-character-count="5535"/>
  </office:meta>
</office:document-meta>
</file>